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 Medium" svg:font-family="'Source Code Pro Medium'" style:font-adornments="Medium" style:font-pitch="fixed"/>
    <style:font-face style:name="AntPolt" svg:font-family="AntPolt" style:font-pitch="variable"/>
    <style:font-face style:name="AntPolt SemiCond" svg:font-family="'AntPolt SemiCond'" style:font-pitch="variable"/>
    <style:font-face style:name="Quicksand" svg:font-family="Quicksand" style:font-pitch="variable"/>
    <style:font-face style:name="Quicksand Medium" svg:font-family="'Quicksan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Quicksand Medium" fo:font-size="18pt" fo:language="de" fo:country="DE" style:text-underline-style="none" officeooo:rsid="001a2098" officeooo:paragraph-rsid="001a2098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Quicksand Medium" fo:font-size="18pt" fo:language="de" fo:country="DE" style:text-underline-style="solid" style:text-underline-width="auto" style:text-underline-color="font-color" officeooo:rsid="0020089d" officeooo:paragraph-rsid="0020089d" style:font-size-asian="18pt" style:font-size-complex="18pt"/>
    </style:style>
    <style:style style:name="P3" style:family="paragraph" style:parent-style-name="Standard">
      <style:text-properties style:font-name="Quicksand Medium" fo:font-size="14pt" fo:language="de" fo:country="DE" style:text-underline-style="solid" style:text-underline-width="auto" style:text-underline-color="font-color" officeooo:rsid="001a2098" officeooo:paragraph-rsid="001a209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Quicksand Medium" fo:font-size="14pt" fo:language="de" fo:country="DE" style:text-underline-style="solid" style:text-underline-width="auto" style:text-underline-color="font-color" officeooo:rsid="001a2098" officeooo:paragraph-rsid="001a209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Quicksand Medium" fo:font-size="11pt" fo:language="de" fo:country="DE" style:text-underline-style="none" officeooo:rsid="001a2098" officeooo:paragraph-rsid="001a2098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Quicksand Medium" fo:font-size="11pt" fo:language="de" fo:country="DE" style:text-underline-style="none" officeooo:rsid="001b67cb" officeooo:paragraph-rsid="001b67cb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Quicksand Medium" fo:font-size="13pt" fo:language="de" fo:country="DE" style:text-underline-style="none" officeooo:rsid="0020089d" officeooo:paragraph-rsid="0020089d" style:font-size-asian="11.3500003814697pt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Quicksand Medium" fo:font-size="13pt" fo:language="de" fo:country="DE" fo:font-style="normal" style:text-underline-style="none" fo:font-weight="normal" officeooo:rsid="0020089d" officeooo:paragraph-rsid="0020089d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Quicksand Medium" fo:font-size="13pt" fo:language="de" fo:country="DE" fo:font-style="normal" style:text-underline-style="none" fo:font-weight="normal" officeooo:rsid="0020089d" officeooo:paragraph-rsid="00226541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2162c"/>
    </style:style>
    <style:style style:name="T3" style:family="text">
      <style:text-properties style:text-underline-style="solid" style:text-underline-width="auto" style:text-underline-color="font-color" officeooo:rsid="00226541"/>
    </style:style>
    <style:style style:name="T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6541" style:font-weight-asian="bold" style:font-weight-complex="bold"/>
    </style:style>
    <style:style style:name="T7" style:family="text">
      <style:text-properties fo:font-style="italic" officeooo:rsid="0025dcdf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13338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2162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26541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2ed88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5dcdf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226541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13338"/>
    </style:style>
    <style:style style:name="T17" style:family="text">
      <style:text-properties officeooo:rsid="0022162c"/>
    </style:style>
    <style:style style:name="T18" style:family="text">
      <style:text-properties officeooo:rsid="00226541"/>
    </style:style>
    <style:style style:name="T19" style:family="text">
      <style:text-properties officeooo:rsid="0022ed88"/>
    </style:style>
    <style:style style:name="T20" style:family="text">
      <style:text-properties officeooo:rsid="0025dcdf"/>
    </style:style>
    <style:style style:name="T21" style:family="text">
      <style:text-properties officeooo:rsid="0025ed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ieralgorithmen: Quicksort</text:p>
      <text:p text:style-name="P1"/>
      <text:p text:style-name="P3">Grundidee:</text:p>
      <text:p text:style-name="P4"/>
      <text:p text:style-name="P5">- Aus dem unsortierten Array wird ein sogenannter <text:span text:style-name="T1"><text:s text:c="24"/></text:span><text:s/>ausgesucht welcher als „Mittelpunkt“ verwendet werden soll.</text:p>
      <text:p text:style-name="P5"/>
      <text:p text:style-name="P5">- Der Array wird nun so sortiert, dass alle Zahlen <text:span text:style-name="T1"><text:s text:c="19"/></text:span><text:s/>als der <text:span text:style-name="T1"><text:s text:c="19"/></text:span><text:s/>(Mittelpunkt) nach links und alle Zahlen größer als der Mittelpunkt nach <text:span text:style-name="T1"><text:s text:c="21"/></text:span><text:s/>sortiert werden.</text:p>
      <text:p text:style-name="P5"/>
      <text:p text:style-name="P5">- Nun ist der <text:span text:style-name="T1"><text:s text:c="20"/></text:span><text:s/>(Mittelpunkt) an der richtigen stelle.</text:p>
      <text:p text:style-name="P5"/>
      <text:p text:style-name="P5">- Dadurch entsteht ein kleinerer Array (oder <text:span text:style-name="T1"><text:s text:c="21"/></text:span>) links des Mittelpunktes und einer rechts des Mittelpunktes.</text:p>
      <text:p text:style-name="P5"/>
      <text:p text:style-name="P5">- Auf beide kleinere Arrays wird das Verfahren nun wiederholt.</text:p>
      <text:p text:style-name="P5"/>
      <text:p text:style-name="P5">- Besteht der zu sortierende Array nur noch aus <text:span text:style-name="T1"><text:s text:c="21"/></text:span><text:s/>Zahl, so ist der Basisfall erreicht und der Array automatisch sortiert.</text:p>
      <text:p text:style-name="P5"/>
      <text:p text:style-name="P5">Daraus folgt, dass der Algorithmus namens Quicksort <text:span text:style-name="T1"><text:s text:c="34"/></text:span><text:s/>ist.</text:p>
      <text:p text:style-name="P6">Die Laufzeit hängt von der Wa<text:span text:style-name="T21">h</text:span>l des <text:span text:style-name="T1"><text:s text:c="31"/></text:span><text:s/>ab.</text:p>
      <text:p text:style-name="P5">Seine Laufzeit im besten Fall beträgt <text:span text:style-name="T1"><text:s text:c="23"/></text:span><text:s/>.</text:p>
      <text:p text:style-name="P5">Seine Laufzeit im schlechtesten Fall beträgt <text:span text:style-name="T1"><text:s text:c="27"/></text:span><text:s/>.</text:p>
      <text:p text:style-name="P5"/>
      <text:p text:style-name="P2">Beispiel:</text:p>
      <text:p text:style-name="P2"/>
      <text:p text:style-name="P7"><text:tab/>7<text:tab/>8<text:tab/>3<text:tab/>5<text:tab/>9<text:tab/>1<text:tab/>4<text:tab/>2<text:tab/>0<text:tab/><text:span text:style-name="T4">6</text:span></text:p>
      <text:p text:style-name="P7">-&gt;<text:tab/>3<text:tab/>5<text:tab/>1<text:tab/>4<text:tab/>2<text:tab/>0<text:tab/><text:span text:style-name="T8">6</text:span><text:tab/>9<text:tab/>7<text:tab/>8</text:p>
      <text:p text:style-name="P7"/>
      <text:p text:style-name="P7">-&gt;<text:tab/>3<text:tab/>5<text:tab/>1<text:tab/>4<text:tab/>2<text:tab/><text:span text:style-name="T8">0</text:span><text:tab/> <text:span text:style-name="T18">|</text:span><text:tab/>9<text:tab/>7<text:tab/><text:span text:style-name="T8">8</text:span></text:p>
      <text:p text:style-name="P8">-&gt;<text:tab/><text:span text:style-name="T8">0</text:span><text:tab/>5<text:tab/>1<text:tab/>4<text:tab/>2<text:tab/>3<text:tab/> <text:span text:style-name="T18">|</text:span><text:tab/>7<text:tab/> <text:span text:style-name="T13">8</text:span><text:span text:style-name="T8"><text:tab/></text:span>9</text:p>
      <text:p text:style-name="P8"/>
      <text:p text:style-name="P8">-&gt;<text:tab/> <text:span text:style-name="T18">|</text:span><text:tab/>5<text:tab/><text:span text:style-name="T16">1<text:tab/>4<text:tab/>2<text:tab/></text:span><text:span text:style-name="T9">3</text:span><text:span text:style-name="T16"><text:tab/> |<text:tab/></text:span><text:span text:style-name="T13">7</text:span><text:span text:style-name="T16"><text:tab/> |<text:tab/></text:span><text:span text:style-name="T9">9</text:span></text:p>
      <text:p text:style-name="P8">-<text:span text:style-name="T17">&gt;<text:tab/> |<text:tab/>1<text:tab/>2<text:tab/></text:span><text:span text:style-name="T10">3<text:tab/></text:span><text:span text:style-name="T17">5<text:tab/>4<text:tab/> |<text:tab/> |<text:tab/> |</text:span><text:span text:style-name="T10"><text:tab/> </text:span><text:span text:style-name="T20">|</text:span></text:p>
      <text:p text:style-name="P8"/>
      <text:p text:style-name="P8">-<text:span text:style-name="T17">&gt;<text:tab/> |<text:tab/>1<text:tab/></text:span><text:span text:style-name="T10">2<text:tab/></text:span><text:span text:style-name="T17"> |</text:span><text:span text:style-name="T10"><text:tab/></text:span><text:span text:style-name="T17">5<text:tab/></text:span><text:span text:style-name="T10">4<text:tab/> </text:span><text:span text:style-name="T18">|</text:span><text:span text:style-name="T10"><text:tab/> </text:span><text:span text:style-name="T20">|</text:span><text:span text:style-name="T10"><text:tab/></text:span><text:span text:style-name="T17"> |</text:span><text:span text:style-name="T10"><text:tab/> </text:span><text:span text:style-name="T20">|</text:span></text:p>
      <text:p text:style-name="P8">-<text:span text:style-name="T17">&gt;<text:tab/> |<text:tab/>1 <text:tab/></text:span><text:span text:style-name="T10">2<text:tab/> </text:span><text:span text:style-name="T18">|</text:span><text:span text:style-name="T10"><text:tab/>4</text:span><text:span text:style-name="T17"><text:tab/>5<text:tab/> |<text:tab/> |<text:tab/> |<text:tab/> |</text:span></text:p>
      <text:p text:style-name="P8"/>
      <text:p text:style-name="P8">-<text:span text:style-name="T17">&gt;<text:tab/> |<text:tab/></text:span><text:span text:style-name="T10">1<text:tab/> </text:span><text:span text:style-name="T17">|</text:span><text:span text:style-name="T11"><text:tab/> </text:span><text:span text:style-name="T18">|</text:span><text:span text:style-name="T11"><text:tab/> </text:span><text:span text:style-name="T19">|</text:span><text:span text:style-name="T10"><text:tab/> </text:span><text:span text:style-name="T12">5</text:span><text:span text:style-name="T10"><text:tab/> </text:span><text:span text:style-name="T18">|<text:tab/> |<text:tab/> |<text:tab/> |</text:span></text:p>
      <text:p text:style-name="P9"><text:span text:style-name="T17"><text:tab/> |<text:tab/> |</text:span><text:span text:style-name="T10"><text:tab/> </text:span><text:span text:style-name="T17">|</text:span><text:span text:style-name="T11"><text:tab/> </text:span><text:span text:style-name="T18">|</text:span><text:span text:style-name="T11"><text:tab/> </text:span><text:span text:style-name="T18">|<text:tab/> |</text:span><text:span text:style-name="T10"><text:tab/> </text:span><text:span text:style-name="T18">|<text:tab/> |<text:tab/> |<text:tab/> |</text:span></text:p>
      <text:p text:style-name="P9"/>
      <text:p text:style-name="P9"><text:tab/><text:span text:style-name="T6">0<text:tab/>1<text:tab/>2<text:tab/>3<text:tab/>4<text:tab/>5<text:tab/>6<text:tab/>7<text:tab/>8<text:tab/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 Medium" svg:font-family="'Source Code Pro Medium'" style:font-adornments="Medium" style:font-pitch="fixed"/>
    <style:font-face style:name="AntPolt" svg:font-family="AntPolt" style:font-pitch="variable"/>
    <style:font-face style:name="AntPolt SemiCond" svg:font-family="'AntPolt SemiCond'" style:font-pitch="variable"/>
    <style:font-face style:name="Quicksand" svg:font-family="Quicksand" style:font-pitch="variable"/>
    <style:font-face style:name="Quicksand Medium" svg:font-family="'Quicksan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20:06:10.398069523</meta:creation-date>
    <dc:date>2019-05-16T23:30:41.042653945</dc:date>
    <meta:editing-duration>PT3H24M28S</meta:editing-duration>
    <meta:editing-cycles>9</meta:editing-cycles>
    <meta:generator>LibreOffice/6.2.3.2$Linux_X86_64 LibreOffice_project/20$Build-2</meta:generator>
    <meta:document-statistic meta:table-count="0" meta:image-count="0" meta:object-count="0" meta:page-count="1" meta:paragraph-count="24" meta:word-count="247" meta:character-count="1373" meta:non-whitespace-character-count="834"/>
  </office:meta>
</office:document-meta>
</file>